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oose.getFirstCho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oose.setOtherwise( Otherwise otherwi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oose.setFirstChoice( When firstCho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oose.execute( final XMLConsumer consumer , ObjectModel objectModel , ExecutionContext executionContext , MacroContext macroContext , NamespacesTable namespaces , Event startEvent , Event endEv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hoose.Choose( ParsingContext parsingContext , StartElement raw , Attributes attrs , Stack st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oose.getOtherwi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